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1"/>
    </style:style>
    <style:style style:name="T1" style:family="text">
      <style:text-properties style:font-name="Verdana1"/>
    </style:style>
    <style:style style:name="T2" style:family="text">
      <style:text-properties style:font-name="Verdana1" fo:font-weight="bold"/>
    </style:style>
    <style:style style:name="T3" style:family="text">
      <style:text-properties style:font-name="Verdana1" fo:font-size="14pt"/>
    </style:style>
    <style:style style:name="T4" style:family="text">
      <style:text-properties style:font-name="Verdana1" fo:font-size="14pt" style:text-underline-style="solid" style:text-underline-width="auto" style:text-underline-color="font-color"/>
    </style:style>
    <style:style style:name="T5" style:family="text">
      <style:text-properties style:font-name="Verdana1" fo:font-size="14pt" style:text-underline-style="solid" style:text-underline-width="auto" style:text-underline-color="font-color" fo:font-weight="bold"/>
    </style:style>
    <style:style style:name="T6" style:family="text">
      <style:text-properties style:font-name="Verdana1" fo:font-size="14pt" fo:font-weight="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color="#000066" style:font-name="Verdana1" fo:font-size="10.5pt"/>
    </style:style>
    <style:style style:name="T10" style:family="text">
      <style:text-properties style:text-underline-style="solid" style:text-underline-width="auto" style:text-underline-color="font-color"/>
    </style:style>
    <style:style style:name="T11" style:family="text">
      <style:text-properties fo:font-size="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Green Bean Side Dish<text:line-break/></text:span><text:span text:style-name="T1"><text:line-break/>This was my own little rendition of the cream soup/green bean/dried French onion dish I have had so many places. I just had the girls throw this together one evening with what I had on hand. It was a great success! <text:line-break/><text:line-break/>2 qts. Green beans (4 cans would be the same), drained<text:line-break/>2 cans cream of mushroom soup (organic type such as the brand Amy's) or 2 cups of white sauce <text:line-break/>½ to ¾ cup onions, chopped<text:line-break/>1 to 2 Tablespoons butter<text:line-break/>½ to 1 cup grated cheddar cheese<text:line-break/><text:line-break/>Mix green beans and mushroom soup together and put into a 9x13 pan. Sauté onions in butter until soft. Spoon the onions over the green bean mixture and top with cheese. Bake at 325 for 20 to 30 minutes or until hot and bubbly</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Mangal1" svg:font-family="Mangal"/>
    <style:font-face style:name="Verdana1" svg:font-family="Verdana"/>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6T17:59:08.21</meta:creation-date>
    <dc:date>2017-05-06T18:59:19</dc:date>
    <dc:creator>Crystal Miller</dc:creator>
    <meta:editing-duration>PT1M25S</meta:editing-duration>
    <meta:editing-cycles>1</meta:editing-cycles>
    <meta:generator>OpenOffice/4.1.1$Win32 OpenOffice.org_project/411m6$Build-9775</meta:generator>
    <meta:document-statistic meta:table-count="0" meta:image-count="0" meta:object-count="0" meta:page-count="1" meta:paragraph-count="1" meta:word-count="137" meta:character-count="702"/>
  </office:meta>
</office:document-meta>
</file>